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forms="http://www.w3.org/2002/xforms" xmlns:xsd="http://www.w3.org/2001/XMLSchema" xmlns:xsi="http://www.w3.org/2001/XMLSchema-instance" xmlns:xhtml="http://www.w3.org/1999/xhtml" xmlns:grddl="http://www.w3.org/2003/g/data-view#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d41a" draw:textarea-horizontal-align="justify" draw:textarea-vertical-align="middle" draw:auto-grow-height="false" fo:min-height="4.75cm" fo:min-width="7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8cm" fo:min-width="4.628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5cm" svg:x="6.25cm" svg:y="6.75cm">
          <text:p text:style-name="P1">Hello Rectangle!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5cm" svg:height="4cm" svg:x="5.75cm" svg:y="14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polygon draw:style-name="gr3" draw:text-style-name="P3" draw:layer="layout" svg:width="10.249cm" svg:height="1.999cm" svg:x="2.5cm" svg:y="20.75cm" svg:viewBox="0 0 10250 2000" draw:points="3250,0 10250,250 7000,2000 3000,2000 0,750 1500,25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office:version="1.3">
  <office:meta>
    <meta:initial-creator>Svante Schubert</meta:initial-creator>
    <meta:creation-date>2023-07-20T15:01:45.378000000</meta:creation-date>
    <dc:date>2023-07-20T19:18:16.407000000</dc:date>
    <dc:creator>Svante Schubert</dc:creator>
    <meta:editing-duration>PT4H47S</meta:editing-duration>
    <meta:editing-cycles>2</meta:editing-cycles>
    <meta:generator>LibreOffice/7.4.3.2$Windows_X86_64 LibreOffice_project/1048a8393ae2eeec98dff31b5c133c5f1d08b890</meta:generator>
    <meta:document-statistic meta:object-count="3"/>
  </office:meta>
</office:document-meta>
</file>